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</style:style>
    <style:style style:name="T92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18650809580</text:p>
        </text:list-item>
        <text:list-item>
          <text:p text:style-name="P307">BR243218315798X</text:p>
        </text:list-item>
        <text:list-item>
          <text:p text:style-name="P308">BR2411952833322</text:p>
        </text:list-item>
        <text:list-item>
          <text:p text:style-name="P309">BR244357736510X</text:p>
        </text:list-item>
        <text:list-item>
          <text:p text:style-name="P310">BR2423668644081</text:p>
        </text:list-item>
        <text:list-item>
          <text:p text:style-name="P311">BR2473176977517</text:p>
        </text:list-item>
        <text:list-item>
          <text:p text:style-name="P312">BR248050348155T</text:p>
        </text:list-item>
        <text:list-item>
          <text:p text:style-name="P313">BR2469433972279</text:p>
        </text:list-item>
        <text:list-item>
          <text:p text:style-name="P314">BR2477343840029</text:p>
        </text:list-item>
        <text:list-item>
          <text:p text:style-name="P315">BR249377812126Y</text:p>
        </text:list-item>
        <text:list-item>
          <text:p text:style-name="P316">BR2466254130994</text:p>
        </text:list-item>
        <text:list-item>
          <text:p text:style-name="P317">BR245424725904Z</text:p>
        </text:list-item>
        <text:list-item>
          <text:p text:style-name="P318">BR244455535554Z</text:p>
        </text:list-item>
        <text:list-item>
          <text:p text:style-name="P319">BR249380227392C</text:p>
        </text:list-item>
        <text:list-item>
          <text:p text:style-name="P320">BR2418004625842</text:p>
        </text:list-item>
        <text:list-item>
          <text:p text:style-name="P321">BR249764110431Z</text:p>
        </text:list-item>
        <text:list-item>
          <text:p text:style-name="P322">BR247567273478S</text:p>
        </text:list-item>
        <text:list-item>
          <text:p text:style-name="P323">BR247138831742Y</text:p>
        </text:list-item>
        <text:list-item>
          <text:p text:style-name="P324">BR240631249052U</text:p>
        </text:list-item>
        <text:list-item>
          <text:p text:style-name="P325">BR2464156207916</text:p>
        </text:list-item>
        <text:list-item>
          <text:p text:style-name="P326">BR249182197817R</text:p>
        </text:list-item>
        <text:list-item>
          <text:p text:style-name="P327">BR2469427727484</text:p>
        </text:list-item>
        <text:list-item>
          <text:p text:style-name="P328">BR2487390949334</text:p>
        </text:list-item>
        <text:list-item>
          <text:p text:style-name="P329">BR245658462324X</text:p>
        </text:list-item>
        <text:list-item>
          <text:p text:style-name="P330">BR248234733662C</text:p>
        </text:list-item>
        <text:list-item>
          <text:p text:style-name="P331">BR2411540657316</text:p>
        </text:list-item>
        <text:list-item>
          <text:p text:style-name="P332">BR244435201387Z</text:p>
        </text:list-item>
        <text:list-item>
          <text:p text:style-name="P333">BR2435191690231</text:p>
        </text:list-item>
        <text:list-item>
          <text:p text:style-name="P334">BR2445441200865</text:p>
        </text:list-item>
        <text:list-item>
          <text:p text:style-name="P335">BR246865455952V</text:p>
        </text:list-item>
        <text:list-item>
          <text:p text:style-name="P336">BR2421699372385</text:p>
        </text:list-item>
        <text:list-item>
          <text:p text:style-name="P337">BR241227816033S</text:p>
        </text:list-item>
        <text:list-item>
          <text:p text:style-name="P338">BR244886557478U</text:p>
        </text:list-item>
        <text:list-item>
          <text:p text:style-name="P339">BR244028864226U</text:p>
        </text:list-item>
        <text:list-item>
          <text:p text:style-name="P340">BR2449882174495</text:p>
        </text:list-item>
        <text:list-item>
          <text:p text:style-name="P341">BR243881666154D</text:p>
        </text:list-item>
        <text:list-item>
          <text:p text:style-name="P342">BR243216051450B</text:p>
        </text:list-item>
        <text:list-item>
          <text:p text:style-name="P343">BR249911303555Y</text:p>
        </text:list-item>
        <text:list-item>
          <text:p text:style-name="P344">BR249404077495D</text:p>
        </text:list-item>
        <text:list-item>
          <text:p text:style-name="P345">BR247096679466B</text:p>
        </text:list-item>
        <text:list-item>
          <text:p text:style-name="P346">BR241315615604U</text:p>
        </text:list-item>
        <text:list-item>
          <text:p text:style-name="P347">BR243482175586W</text:p>
        </text:list-item>
        <text:list-item>
          <text:p text:style-name="P348">BR2408565792112</text:p>
        </text:list-item>
        <text:list-item>
          <text:p text:style-name="P349">BR2442420461710</text:p>
        </text:list-item>
        <text:list-item>
          <text:p text:style-name="P350">BR245434001270U</text:p>
        </text:list-item>
        <text:list-item>
          <text:p text:style-name="P351">BR2403780477745</text:p>
        </text:list-item>
        <text:list-item>
          <text:p text:style-name="P352">BR2451528662314</text:p>
        </text:list-item>
        <text:list-item>
          <text:p text:style-name="P353">BR246394715788P</text:p>
        </text:list-item>
        <text:list-item>
          <text:p text:style-name="P354">BR2481913289241</text:p>
        </text:list-item>
        <text:list-item>
          <text:p text:style-name="P355">BR247966189452T</text:p>
        </text:list-item>
        <text:list-item>
          <text:p text:style-name="P356">BR244093815136U</text:p>
        </text:list-item>
        <text:list-item>
          <text:p text:style-name="P357">BR246696576684Z</text:p>
        </text:list-item>
        <text:list-item>
          <text:p text:style-name="P358">BR243138590961Q</text:p>
        </text:list-item>
        <text:list-item>
          <text:p text:style-name="P359">BR241855434343D</text:p>
        </text:list-item>
        <text:list-item>
          <text:p text:style-name="P360">BR2449697187162</text:p>
        </text:list-item>
        <text:list-item>
          <text:p text:style-name="P361">BR244474904551W</text:p>
        </text:list-item>
        <text:list-item>
          <text:p text:style-name="P362">BR2420842908133</text:p>
        </text:list-item>
        <text:list-item>
          <text:p text:style-name="P363">BR240572667476X</text:p>
        </text:list-item>
        <text:list-item>
          <text:p text:style-name="P364">BR2420936301262</text:p>
        </text:list-item>
        <text:list-item>
          <text:p text:style-name="P365">BR244212180221V</text:p>
        </text:list-item>
        <text:list-item>
          <text:p text:style-name="P366">BR2498765436700</text:p>
        </text:list-item>
        <text:list-item>
          <text:p text:style-name="P367">BR2464035776034</text:p>
        </text:list-item>
        <text:list-item>
          <text:p text:style-name="P368">BR243851419906V</text:p>
        </text:list-item>
        <text:list-item>
          <text:p text:style-name="P369">BR245682167205W</text:p>
        </text:list-item>
        <text:list-item>
          <text:p text:style-name="P370">BR2436846274241</text:p>
        </text:list-item>
        <text:list-item>
          <text:p text:style-name="P371">BR2482662917171</text:p>
        </text:list-item>
        <text:list-item>
          <text:p text:style-name="P372">BR242353647302Z</text:p>
        </text:list-item>
        <text:list-item>
          <text:p text:style-name="P373">BR2441338127413</text:p>
        </text:list-item>
        <text:list-item>
          <text:p text:style-name="P374">BR246369393082U</text:p>
        </text:list-item>
        <text:list-item>
          <text:p text:style-name="P375">BR2444188048022</text:p>
        </text:list-item>
        <text:list-item>
          <text:p text:style-name="P376">BR249953581957U</text:p>
        </text:list-item>
        <text:list-item>
          <text:p text:style-name="P377">BR2474786483788</text:p>
        </text:list-item>
        <text:list-item>
          <text:p text:style-name="P378">BR246149824974R</text:p>
        </text:list-item>
        <text:list-item>
          <text:p text:style-name="P379">BR247658057019D</text:p>
        </text:list-item>
        <text:list-item>
          <text:p text:style-name="P380">BR247168707310W</text:p>
        </text:list-item>
        <text:list-item>
          <text:p text:style-name="P381">BR2452115764726</text:p>
        </text:list-item>
        <text:list-item>
          <text:p text:style-name="P382">BR2446466767823</text:p>
        </text:list-item>
        <text:list-item>
          <text:p text:style-name="P383">BR2432030234752</text:p>
        </text:list-item>
        <text:list-item>
          <text:p text:style-name="P384">BR240113638349Y</text:p>
        </text:list-item>
        <text:list-item>
          <text:p text:style-name="P385">BR244922438108V</text:p>
        </text:list-item>
        <text:list-item>
          <text:p text:style-name="P386">BR2475984849020</text:p>
        </text:list-item>
        <text:list-item>
          <text:p text:style-name="P387">BR2420654995109</text:p>
        </text:list-item>
        <text:list-item>
          <text:p text:style-name="P388">BR247894808923Y</text:p>
        </text:list-item>
        <text:list-item>
          <text:p text:style-name="P389">BR2499186351001</text:p>
        </text:list-item>
        <text:list-item>
          <text:p text:style-name="P390">BR2400050697797</text:p>
        </text:list-item>
        <text:list-item>
          <text:p text:style-name="P391">BR2451643981427</text:p>
        </text:list-item>
        <text:list-item>
          <text:p text:style-name="P392">BR242846234918B</text:p>
        </text:list-item>
        <text:list-item>
          <text:p text:style-name="P393">BR247971612698K</text:p>
        </text:list-item>
        <text:list-item>
          <text:p text:style-name="P394">BR241328095025F</text:p>
        </text:list-item>
        <text:list-item>
          <text:p text:style-name="P395">BR242638385644A</text:p>
        </text:list-item>
        <text:list-item>
          <text:p text:style-name="P396">BR248883380612U</text:p>
        </text:list-item>
        <text:list-item>
          <text:p text:style-name="P397">BR2464527840530</text:p>
        </text:list-item>
        <text:list-item>
          <text:p text:style-name="P398">BR244848158072K</text:p>
        </text:list-item>
        <text:list-item>
          <text:p text:style-name="P399">BR241870778757C</text:p>
        </text:list-item>
        <text:list-item>
          <text:p text:style-name="P400">BR2417974455204</text:p>
        </text:list-item>
        <text:list-item>
          <text:p text:style-name="P401">BR247617043724W</text:p>
        </text:list-item>
        <text:list-item>
          <text:p text:style-name="P402">BR2435998391462</text:p>
        </text:list-item>
        <text:list-item>
          <text:p text:style-name="P403">BR245168622359A</text:p>
        </text:list-item>
        <text:list-item>
          <text:p text:style-name="P404">BR247003428320Z</text:p>
        </text:list-item>
        <text:list-item>
          <text:p text:style-name="P405">BR2462288700946</text:p>
        </text:list-item>
        <text:list-item>
          <text:p text:style-name="P406">BR2434131200753</text:p>
        </text:list-item>
        <text:list-item>
          <text:p text:style-name="P407">BR2489964333982</text:p>
        </text:list-item>
        <text:list-item>
          <text:p text:style-name="P408">BR240188733502G</text:p>
        </text:list-item>
        <text:list-item>
          <text:p text:style-name="P409">BR249948799727C</text:p>
        </text:list-item>
        <text:list-item>
          <text:p text:style-name="P410">BR247856946557Z</text:p>
        </text:list-item>
        <text:list-item>
          <text:p text:style-name="P411">BR246378759253T</text:p>
        </text:list-item>
        <text:list-item>
          <text:p text:style-name="P412">BR247154303846T</text:p>
        </text:list-item>
        <text:list-item>
          <text:p text:style-name="P413">BR247633148049W</text:p>
        </text:list-item>
        <text:list-item>
          <text:p text:style-name="P414">BR2455066757137</text:p>
        </text:list-item>
        <text:list-item>
          <text:p text:style-name="P415">BR240330579314V</text:p>
        </text:list-item>
        <text:list-item>
          <text:p text:style-name="P416">BR2428712555864</text:p>
        </text:list-item>
        <text:list-item>
          <text:p text:style-name="P417">BR2465956813023</text:p>
        </text:list-item>
        <text:list-item>
          <text:p text:style-name="P418">BR249333914648W</text:p>
        </text:list-item>
        <text:list-item>
          <text:p text:style-name="P419">BR241326452014Y</text:p>
        </text:list-item>
        <text:list-item>
          <text:p text:style-name="P420">BR244411230711S</text:p>
        </text:list-item>
        <text:list-item>
          <text:p text:style-name="P421">BR243894615073J</text:p>
        </text:list-item>
        <text:list-item>
          <text:p text:style-name="P422">BR240638989730I</text:p>
        </text:list-item>
        <text:list-item>
          <text:p text:style-name="P423">BR244940612765E</text:p>
        </text:list-item>
        <text:list-item>
          <text:p text:style-name="P424">BR240036834299U</text:p>
        </text:list-item>
        <text:list-item>
          <text:p text:style-name="P425">BR242356182458A</text:p>
        </text:list-item>
        <text:list-item>
          <text:p text:style-name="P426">BR2435717564871</text:p>
        </text:list-item>
        <text:list-item>
          <text:p text:style-name="P427">BR249636222062O</text:p>
        </text:list-item>
        <text:list-item>
          <text:p text:style-name="P428">BR2430923408118</text:p>
        </text:list-item>
        <text:list-item>
          <text:p text:style-name="P429">BR2495258438575</text:p>
        </text:list-item>
        <text:list-item>
          <text:p text:style-name="P430">BR248165639116F</text:p>
        </text:list-item>
        <text:list-item>
          <text:p text:style-name="P431">BR2430894493368</text:p>
        </text:list-item>
        <text:list-item>
          <text:p text:style-name="P432">BR240808637754B</text:p>
        </text:list-item>
        <text:list-item>
          <text:p text:style-name="P433">BR2425353713273</text:p>
        </text:list-item>
        <text:list-item>
          <text:p text:style-name="P434">BR247297977131S</text:p>
        </text:list-item>
        <text:list-item>
          <text:p text:style-name="P435">BR2407715750112</text:p>
        </text:list-item>
        <text:list-item>
          <text:p text:style-name="P436">BR240533811772G</text:p>
        </text:list-item>
        <text:list-item>
          <text:p text:style-name="P437">BR2484443672085</text:p>
        </text:list-item>
        <text:list-item>
          <text:p text:style-name="P438">BR240562858634N</text:p>
        </text:list-item>
        <text:list-item>
          <text:p text:style-name="P439">BR2486253279943</text:p>
        </text:list-item>
        <text:list-item>
          <text:p text:style-name="P440">BR2419473502449</text:p>
        </text:list-item>
        <text:list-item>
          <text:p text:style-name="P441">BR2470943180880</text:p>
        </text:list-item>
        <text:list-item>
          <text:p text:style-name="P442">BR2407092150777</text:p>
        </text:list-item>
        <text:list-item>
          <text:p text:style-name="P443">BR241839632944V</text:p>
        </text:list-item>
        <text:list-item>
          <text:p text:style-name="P444">BR2454550958145</text:p>
        </text:list-item>
        <text:list-item>
          <text:p text:style-name="P445">BR248941868598A</text:p>
        </text:list-item>
        <text:list-item>
          <text:p text:style-name="P446">BR2489702285267</text:p>
        </text:list-item>
        <text:list-item>
          <text:p text:style-name="P447">BR247481261174U</text:p>
        </text:list-item>
        <text:list-item>
          <text:p text:style-name="P448">BR2461656646898</text:p>
        </text:list-item>
        <text:list-item>
          <text:p text:style-name="P449">BR2403843498889</text:p>
        </text:list-item>
        <text:list-item>
          <text:p text:style-name="P450">BR2437874089239</text:p>
        </text:list-item>
        <text:list-item>
          <text:p text:style-name="P451">BR242715442468P</text:p>
        </text:list-item>
        <text:list-item>
          <text:p text:style-name="P452">BR245403714601R</text:p>
        </text:list-item>
        <text:list-item>
          <text:p text:style-name="P453">BR2445014681313</text:p>
        </text:list-item>
        <text:list-item>
          <text:p text:style-name="P454">BR244404710210B</text:p>
        </text:list-item>
        <text:list-item>
          <text:p text:style-name="P455">BR2464344010277</text:p>
        </text:list-item>
        <text:list-item>
          <text:p text:style-name="P456">BR2462406301257</text:p>
        </text:list-item>
        <text:list-item>
          <text:p text:style-name="P457">BR245789331188R</text:p>
        </text:list-item>
        <text:list-item>
          <text:p text:style-name="P458">BR2414096049616</text:p>
        </text:list-item>
        <text:list-item>
          <text:p text:style-name="P459">BR2402681892179</text:p>
        </text:list-item>
        <text:list-item>
          <text:p text:style-name="P460">BR2423051262413</text:p>
        </text:list-item>
        <text:list-item>
          <text:p text:style-name="P461">BR248804065525Q</text:p>
        </text:list-item>
        <text:list-item>
          <text:p text:style-name="P462">BR243756508927Y</text:p>
        </text:list-item>
        <text:list-item>
          <text:p text:style-name="P463">BR243953367437I</text:p>
        </text:list-item>
        <text:list-item>
          <text:p text:style-name="P464">BR244061084642N</text:p>
        </text:list-item>
        <text:list-item>
          <text:p text:style-name="P465">BR2484657410806</text:p>
        </text:list-item>
        <text:list-item>
          <text:p text:style-name="P466">BR2401159545929</text:p>
        </text:list-item>
        <text:list-item>
          <text:p text:style-name="P467">BR2429660860458</text:p>
        </text:list-item>
        <text:list-item>
          <text:p text:style-name="P468">BR246256829857P</text:p>
        </text:list-item>
        <text:list-item>
          <text:p text:style-name="P469">BR2421486913990</text:p>
        </text:list-item>
        <text:list-item>
          <text:p text:style-name="P470">BR242159600420V</text:p>
        </text:list-item>
        <text:list-item>
          <text:p text:style-name="P471">BR2446075835297</text:p>
        </text:list-item>
        <text:list-item>
          <text:p text:style-name="P472">BR2449838115776</text:p>
        </text:list-item>
        <text:list-item>
          <text:p text:style-name="P473">BR245925846495W</text:p>
        </text:list-item>
        <text:list-item>
          <text:p text:style-name="P474">BR2476743823397</text:p>
        </text:list-item>
        <text:list-item>
          <text:p text:style-name="P475">BR2474192587744</text:p>
        </text:list-item>
        <text:list-item>
          <text:p text:style-name="P476">BR2470445531255</text:p>
        </text:list-item>
        <text:list-item>
          <text:p text:style-name="P477">BR2401608987878</text:p>
        </text:list-item>
        <text:list-item>
          <text:p text:style-name="P478">BR247338395590F</text:p>
        </text:list-item>
        <text:list-item>
          <text:p text:style-name="P479">BR241029883433J</text:p>
        </text:list-item>
        <text:list-item>
          <text:p text:style-name="P480">BR2432664512393</text:p>
        </text:list-item>
        <text:list-item>
          <text:p text:style-name="P481">BR241799394313R</text:p>
        </text:list-item>
        <text:list-item>
          <text:p text:style-name="P482">BR248696067449A</text:p>
        </text:list-item>
        <text:list-item>
          <text:p text:style-name="P483">BR2473584248130</text:p>
        </text:list-item>
        <text:list-item>
          <text:p text:style-name="P484">BR2421259673553</text:p>
        </text:list-item>
        <text:list-item>
          <text:p text:style-name="P485">BR2452056552943</text:p>
        </text:list-item>
        <text:list-item>
          <text:p text:style-name="P486">BR247516114125F</text:p>
        </text:list-item>
        <text:list-item>
          <text:p text:style-name="P487">BR2406096382277</text:p>
        </text:list-item>
        <text:list-item>
          <text:p text:style-name="P488">BR2458602795374</text:p>
        </text:list-item>
        <text:list-item>
          <text:p text:style-name="P489">BR244293182694Q</text:p>
        </text:list-item>
        <text:list-item>
          <text:p text:style-name="P490">BR2476795009928</text:p>
        </text:list-item>
        <text:list-item>
          <text:p text:style-name="P491">BR2422421245506</text:p>
        </text:list-item>
        <text:list-item>
          <text:p text:style-name="P492">BR241827164663W</text:p>
        </text:list-item>
        <text:list-item>
          <text:p text:style-name="P493">BR247780707193A</text:p>
        </text:list-item>
        <text:list-item>
          <text:p text:style-name="P494">BR247759944727Z</text:p>
        </text:list-item>
        <text:list-item>
          <text:p text:style-name="P495">BR2410976865388</text:p>
        </text:list-item>
        <text:list-item>
          <text:p text:style-name="P496">BR2406323281347</text:p>
        </text:list-item>
        <text:list-item>
          <text:p text:style-name="P497">BR2411567962359</text:p>
        </text:list-item>
        <text:list-item>
          <text:p text:style-name="P498">BR2439631951112</text:p>
        </text:list-item>
        <text:list-item>
          <text:p text:style-name="P499">BR2433369102238</text:p>
        </text:list-item>
        <text:list-item>
          <text:p text:style-name="P500">BR247926232204H</text:p>
        </text:list-item>
        <text:list-item>
          <text:p text:style-name="P501">BR2425362895194</text:p>
        </text:list-item>
        <text:list-item>
          <text:p text:style-name="P502">BR2486639142582</text:p>
        </text:list-item>
        <text:list-item>
          <text:p text:style-name="P503">BR242857049631D</text:p>
        </text:list-item>
        <text:list-item>
          <text:p text:style-name="P504">BR245357703039Z</text:p>
        </text:list-item>
        <text:list-item>
          <text:p text:style-name="P505">BR2438840376919</text:p>
        </text:list-item>
        <text:list-item>
          <text:p text:style-name="P506">BR2482807327894</text:p>
        </text:list-item>
        <text:list-item>
          <text:p text:style-name="P507">BR2419426709751</text:p>
        </text:list-item>
        <text:list-item>
          <text:p text:style-name="P508">BR245530622886D</text:p>
        </text:list-item>
        <text:list-item>
          <text:p text:style-name="P509">BR243898800157Z</text:p>
        </text:list-item>
        <text:list-item>
          <text:p text:style-name="P510">BR2426222657747</text:p>
        </text:list-item>
        <text:list-item>
          <text:p text:style-name="P511">BR244855192442G</text:p>
        </text:list-item>
        <text:list-item>
          <text:p text:style-name="P512">BR242163201879D</text:p>
        </text:list-item>
        <text:list-item>
          <text:p text:style-name="P513">BR2454040448471</text:p>
        </text:list-item>
        <text:list-item>
          <text:p text:style-name="P514">BR244581673556Y</text:p>
        </text:list-item>
        <text:list-item>
          <text:p text:style-name="P515">BR2480567604395</text:p>
        </text:list-item>
        <text:list-item>
          <text:p text:style-name="P516">BR2458975306367</text:p>
        </text:list-item>
        <text:list-item>
          <text:p text:style-name="P517">BR249357078474C</text:p>
        </text:list-item>
        <text:list-item>
          <text:p text:style-name="P518">BR248804652735A</text:p>
        </text:list-item>
        <text:list-item>
          <text:p text:style-name="P519">BR243843086032E</text:p>
        </text:list-item>
        <text:list-item>
          <text:p text:style-name="P520">BR244819747154U</text:p>
        </text:list-item>
        <text:list-item>
          <text:p text:style-name="P521">BR246593033916V</text:p>
        </text:list-item>
        <text:list-item>
          <text:p text:style-name="P522">BR240151134194P</text:p>
        </text:list-item>
        <text:list-item>
          <text:p text:style-name="P523">BR2488946039646</text:p>
        </text:list-item>
        <text:list-item>
          <text:p text:style-name="P524">BR2427881620725</text:p>
        </text:list-item>
        <text:list-item>
          <text:p text:style-name="P525">BR2486717933620</text:p>
        </text:list-item>
        <text:list-item>
          <text:p text:style-name="P526">BR247798869878W</text:p>
        </text:list-item>
        <text:list-item>
          <text:p text:style-name="P527">BR243693280639A</text:p>
        </text:list-item>
        <text:list-item>
          <text:p text:style-name="P528">BR248764695870T</text:p>
        </text:list-item>
        <text:list-item>
          <text:p text:style-name="P529">BR2463139540775</text:p>
        </text:list-item>
        <text:list-item>
          <text:p text:style-name="P530">BR244657721499W</text:p>
        </text:list-item>
        <text:list-item>
          <text:p text:style-name="P531">BR246225868333W</text:p>
        </text:list-item>
        <text:list-item>
          <text:p text:style-name="P532">BR244551375173U</text:p>
        </text:list-item>
        <text:list-item>
          <text:p text:style-name="P533">BR2481184884411</text:p>
        </text:list-item>
        <text:list-item>
          <text:p text:style-name="P534">BR249240826529P</text:p>
        </text:list-item>
        <text:list-item>
          <text:p text:style-name="P535">BR2416813579315</text:p>
        </text:list-item>
        <text:list-item>
          <text:p text:style-name="P536">BR249855371625K</text:p>
        </text:list-item>
        <text:list-item>
          <text:p text:style-name="P537">BR2433920047302</text:p>
        </text:list-item>
        <text:list-item>
          <text:p text:style-name="P538">BR2433149198223</text:p>
        </text:list-item>
        <text:list-item>
          <text:p text:style-name="P539">BR249886542188Q</text:p>
        </text:list-item>
        <text:list-item>
          <text:p text:style-name="P540">BR2406093779830</text:p>
        </text:list-item>
        <text:list-item>
          <text:p text:style-name="P541">BR242550953533Y</text:p>
        </text:list-item>
        <text:list-item>
          <text:p text:style-name="P542">BR247768866026V</text:p>
        </text:list-item>
        <text:list-item>
          <text:p text:style-name="P543">BR2413138203312</text:p>
        </text:list-item>
        <text:list-item>
          <text:p text:style-name="P544">BR240201465362Z</text:p>
        </text:list-item>
        <text:list-item>
          <text:p text:style-name="P545">BR2416800407611</text:p>
        </text:list-item>
        <text:list-item>
          <text:p text:style-name="P546">BR2406269527744</text:p>
        </text:list-item>
        <text:list-item>
          <text:p text:style-name="P547">BR241212452529V</text:p>
        </text:list-item>
        <text:list-item>
          <text:p text:style-name="P548">BR2406954832095</text:p>
        </text:list-item>
        <text:list-item>
          <text:p text:style-name="P549">BR2413270269007</text:p>
        </text:list-item>
        <text:list-item>
          <text:p text:style-name="P550">BR241497032008H</text:p>
        </text:list-item>
        <text:list-item>
          <text:p text:style-name="P551">BR2459710275365</text:p>
        </text:list-item>
        <text:list-item>
          <text:p text:style-name="P552">BR244009107587R</text:p>
        </text:list-item>
        <text:list-item>
          <text:p text:style-name="P553">BR240154452433C</text:p>
        </text:list-item>
        <text:list-item>
          <text:p text:style-name="P554">BR242518113649B</text:p>
        </text:list-item>
        <text:list-item>
          <text:p text:style-name="P555">BR2433028472598</text:p>
        </text:list-item>
        <text:list-item>
          <text:p text:style-name="P556">BR243962271419O</text:p>
        </text:list-item>
        <text:list-item>
          <text:p text:style-name="P557">BR2486084727325</text:p>
        </text:list-item>
        <text:list-item>
          <text:p text:style-name="P558">BR2400447756345</text:p>
        </text:list-item>
        <text:list-item>
          <text:p text:style-name="P559">BR242214179523Y</text:p>
        </text:list-item>
        <text:list-item>
          <text:p text:style-name="P560">BR2443693379727</text:p>
        </text:list-item>
        <text:list-item>
          <text:p text:style-name="P561">BR243036823978A</text:p>
        </text:list-item>
        <text:list-item>
          <text:p text:style-name="P562">BR2479035807145</text:p>
        </text:list-item>
        <text:list-item>
          <text:p text:style-name="P563">BR244467854124C</text:p>
        </text:list-item>
        <text:list-item>
          <text:p text:style-name="P564">BR240672573483S</text:p>
        </text:list-item>
        <text:list-item>
          <text:p text:style-name="P565">BR246472458698W</text:p>
        </text:list-item>
        <text:list-item>
          <text:p text:style-name="P566">BR245947427130E</text:p>
        </text:list-item>
        <text:list-item>
          <text:p text:style-name="P567">BR2426014939631</text:p>
        </text:list-item>
        <text:list-item>
          <text:p text:style-name="P568">BR2443334587793</text:p>
        </text:list-item>
        <text:list-item>
          <text:p text:style-name="P569">BR245849076944Q</text:p>
        </text:list-item>
        <text:list-item>
          <text:p text:style-name="P570">BR244130168400Q</text:p>
        </text:list-item>
        <text:list-item>
          <text:p text:style-name="P571">BR241317287650R</text:p>
        </text:list-item>
        <text:list-item>
          <text:p text:style-name="P572">BR2435505161016</text:p>
        </text:list-item>
        <text:list-item>
          <text:p text:style-name="P573">BR246795501325X</text:p>
        </text:list-item>
        <text:list-item>
          <text:p text:style-name="P574">BR2457030289201</text:p>
        </text:list-item>
        <text:list-item>
          <text:p text:style-name="P575">BR245527215710P</text:p>
        </text:list-item>
        <text:list-item>
          <text:p text:style-name="P576">BR240676385331O</text:p>
        </text:list-item>
        <text:list-item>
          <text:p text:style-name="P577">BR241635681846X</text:p>
        </text:list-item>
        <text:list-item>
          <text:p text:style-name="P578">BR2431588454876</text:p>
        </text:list-item>
        <text:list-item>
          <text:p text:style-name="P579">BR246838448814H</text:p>
        </text:list-item>
        <text:list-item>
          <text:p text:style-name="P580">BR247356074609Q</text:p>
        </text:list-item>
        <text:list-item>
          <text:p text:style-name="P581">BR243413734577V</text:p>
        </text:list-item>
        <text:list-item>
          <text:p text:style-name="P582">BR245808136060Y</text:p>
        </text:list-item>
        <text:list-item>
          <text:p text:style-name="P583">BR2449991369474</text:p>
        </text:list-item>
        <text:list-item>
          <text:p text:style-name="P584">BR2497239339906</text:p>
        </text:list-item>
        <text:list-item>
          <text:p text:style-name="P585">BR241155073077B</text:p>
        </text:list-item>
        <text:list-item>
          <text:p text:style-name="P586">BR246208867087F</text:p>
        </text:list-item>
        <text:list-item>
          <text:p text:style-name="P587">BR247420514777E</text:p>
        </text:list-item>
        <text:list-item>
          <text:p text:style-name="P588">BR2462897028415</text:p>
        </text:list-item>
        <text:list-item>
          <text:p text:style-name="P589">BR241878002104C</text:p>
        </text:list-item>
        <text:list-item>
          <text:p text:style-name="P590">BR2423743759134</text:p>
        </text:list-item>
        <text:list-item>
          <text:p text:style-name="P591">BR2437197798756</text:p>
        </text:list-item>
        <text:list-item>
          <text:p text:style-name="P592">BR2409051447823</text:p>
        </text:list-item>
        <text:list-item>
          <text:p text:style-name="P593">BR245814551702X</text:p>
        </text:list-item>
        <text:list-item>
          <text:p text:style-name="P594">BR245239005859Y</text:p>
        </text:list-item>
        <text:list-item>
          <text:p text:style-name="P595">BR2454913304631</text:p>
        </text:list-item>
        <text:list-item>
          <text:p text:style-name="P596">BR241065841438G</text:p>
        </text:list-item>
        <text:list-item>
          <text:p text:style-name="P597">BR244380578513X</text:p>
        </text:list-item>
        <text:list-item>
          <text:p text:style-name="P598">BR246665596686V</text:p>
        </text:list-item>
        <text:list-item>
          <text:p text:style-name="P599">BR248071496421Z</text:p>
        </text:list-item>
        <text:list-item>
          <text:p text:style-name="P600">BR2409016687042</text:p>
        </text:list-item>
        <text:list-item>
          <text:p text:style-name="P601">BR2483950604978</text:p>
        </text:list-item>
        <text:list-item>
          <text:p text:style-name="P602">BR245718174981Y</text:p>
        </text:list-item>
        <text:list-item>
          <text:p text:style-name="P603">BR245291979519H</text:p>
        </text:list-item>
        <text:list-item>
          <text:p text:style-name="P604">BR240983783811A</text:p>
        </text:list-item>
        <text:list-item>
          <text:p text:style-name="P605">BR2421403728281</text:p>
        </text:list-item>
        <text:list-item>
          <text:p text:style-name="P606">BR247642496327Y</text:p>
        </text:list-item>
        <text:list-item>
          <text:p text:style-name="P607">BR2441469506883</text:p>
        </text:list-item>
        <text:list-item>
          <text:p text:style-name="P608">BR2421590746852</text:p>
        </text:list-item>
        <text:list-item>
          <text:p text:style-name="P609">BR2423747191814</text:p>
        </text:list-item>
        <text:list-item>
          <text:p text:style-name="P610">BR2490861003544</text:p>
        </text:list-item>
        <text:list-item>
          <text:p text:style-name="P611">BR247202695062M</text:p>
        </text:list-item>
        <text:list-item>
          <text:p text:style-name="P612">BR244177980971W</text:p>
        </text:list-item>
        <text:list-item>
          <text:p text:style-name="P613">BR245444960392B</text:p>
        </text:list-item>
        <text:list-item>
          <text:p text:style-name="P614">BR241729793479S</text:p>
        </text:list-item>
        <text:list-item>
          <text:p text:style-name="P615">BR2470899918640</text:p>
        </text:list-item>
        <text:list-item>
          <text:p text:style-name="P616">BR2419723448158</text:p>
        </text:list-item>
        <text:list-item>
          <text:p text:style-name="P617">BR2441061434067</text:p>
        </text:list-item>
        <text:list-item>
          <text:p text:style-name="P618">BR2412514520114</text:p>
        </text:list-item>
        <text:list-item>
          <text:p text:style-name="P619">BR240063696719C</text:p>
        </text:list-item>
        <text:list-item>
          <text:p text:style-name="P620">BR248481097269O</text:p>
        </text:list-item>
        <text:list-item>
          <text:p text:style-name="P621">BR242775205658T</text:p>
        </text:list-item>
        <text:list-item>
          <text:p text:style-name="P622">BR247384362152S</text:p>
        </text:list-item>
        <text:list-item>
          <text:p text:style-name="P623">BR249104871880B</text:p>
        </text:list-item>
        <text:list-item>
          <text:p text:style-name="P624">BR2451513223986</text:p>
        </text:list-item>
        <text:list-item>
          <text:p text:style-name="P625">BR244850432217Z</text:p>
        </text:list-item>
        <text:list-item>
          <text:p text:style-name="P626">BR241860499356Z</text:p>
        </text:list-item>
        <text:list-item>
          <text:p text:style-name="P627">BR2407072609335</text:p>
        </text:list-item>
        <text:list-item>
          <text:p text:style-name="P628">BR2470121876325</text:p>
        </text:list-item>
        <text:list-item>
          <text:p text:style-name="P629">BR247915163337C</text:p>
        </text:list-item>
        <text:list-item>
          <text:p text:style-name="P630">BR2469230594088</text:p>
        </text:list-item>
        <text:list-item>
          <text:p text:style-name="P631">BR2448220034006</text:p>
        </text:list-item>
        <text:list-item>
          <text:p text:style-name="P632">BR2430131581119</text:p>
        </text:list-item>
        <text:list-item>
          <text:p text:style-name="P633">BR2456312420753</text:p>
        </text:list-item>
        <text:list-item>
          <text:p text:style-name="P634">BR2492912828052</text:p>
        </text:list-item>
        <text:list-item>
          <text:p text:style-name="P635">BR2486644752998</text:p>
        </text:list-item>
        <text:list-item>
          <text:p text:style-name="P636">BR245922839516Z</text:p>
        </text:list-item>
        <text:list-item>
          <text:p text:style-name="P637">BR2449728421330</text:p>
        </text:list-item>
        <text:list-item>
          <text:p text:style-name="P638">BR241189585037X</text:p>
        </text:list-item>
        <text:list-item>
          <text:p text:style-name="P639">BR2439418673073</text:p>
        </text:list-item>
        <text:list-item>
          <text:p text:style-name="P640">BR2483379445886</text:p>
        </text:list-item>
        <text:list-item>
          <text:p text:style-name="P641">BR2493952348501</text:p>
        </text:list-item>
        <text:list-item>
          <text:p text:style-name="P642">BR2434198612431</text:p>
        </text:list-item>
        <text:list-item>
          <text:p text:style-name="P643">BR2464074798575</text:p>
        </text:list-item>
        <text:list-item>
          <text:p text:style-name="P644">BR245244491985X</text:p>
        </text:list-item>
        <text:list-item>
          <text:p text:style-name="P645">BR249385828492F</text:p>
        </text:list-item>
        <text:list-item>
          <text:p text:style-name="P646">BR249706435452C</text:p>
        </text:list-item>
        <text:list-item>
          <text:p text:style-name="P647">BR248412293627V</text:p>
        </text:list-item>
        <text:list-item>
          <text:p text:style-name="P648">BR240947144262G</text:p>
        </text:list-item>
        <text:list-item>
          <text:p text:style-name="P649">BR2496703989152</text:p>
        </text:list-item>
        <text:list-item>
          <text:p text:style-name="P650">BR240985732653J</text:p>
        </text:list-item>
        <text:list-item>
          <text:p text:style-name="P651">BR246535240821F</text:p>
        </text:list-item>
        <text:list-item>
          <text:p text:style-name="P652">BR248732807232A</text:p>
        </text:list-item>
        <text:list-item>
          <text:p text:style-name="P653">BR242214093501Y</text:p>
        </text:list-item>
        <text:list-item>
          <text:p text:style-name="P654">BR2401318253393</text:p>
        </text:list-item>
        <text:list-item>
          <text:p text:style-name="P655">BR2445540499850</text:p>
        </text:list-item>
        <text:list-item>
          <text:p text:style-name="P656">BR240301976647G</text:p>
        </text:list-item>
        <text:list-item>
          <text:p text:style-name="P657">BR241962432985E</text:p>
        </text:list-item>
        <text:list-item>
          <text:p text:style-name="P658">BR245105365568Y</text:p>
        </text:list-item>
        <text:list-item>
          <text:p text:style-name="P659">BR2458933880739</text:p>
        </text:list-item>
        <text:list-item>
          <text:p text:style-name="P660">BR240056380992N</text:p>
        </text:list-item>
        <text:list-item>
          <text:p text:style-name="P661">BR2464265041960</text:p>
        </text:list-item>
        <text:list-item>
          <text:p text:style-name="P662">BR2475058278964</text:p>
        </text:list-item>
        <text:list-item>
          <text:p text:style-name="P663">BR240974194525W</text:p>
        </text:list-item>
        <text:list-item>
          <text:p text:style-name="P664">BR2466878955468</text:p>
        </text:list-item>
        <text:list-item>
          <text:p text:style-name="P665">BR240817590112U</text:p>
        </text:list-item>
        <text:list-item>
          <text:p text:style-name="P666">BR247406781707T</text:p>
        </text:list-item>
        <text:list-item>
          <text:p text:style-name="P667">BR244319923957B</text:p>
        </text:list-item>
        <text:list-item>
          <text:p text:style-name="P668">BR2477152808459</text:p>
        </text:list-item>
        <text:list-item>
          <text:p text:style-name="P669">BR2425812170864</text:p>
        </text:list-item>
        <text:list-item>
          <text:p text:style-name="P670">BR2435189240026</text:p>
        </text:list-item>
        <text:list-item>
          <text:p text:style-name="P671">BR248687856410N</text:p>
        </text:list-item>
        <text:list-item>
          <text:p text:style-name="P672">BR249729354047O</text:p>
        </text:list-item>
        <text:list-item>
          <text:p text:style-name="P673">BR240631769511Q</text:p>
        </text:list-item>
        <text:list-item>
          <text:p text:style-name="P674">BR243086945775S</text:p>
        </text:list-item>
        <text:list-item>
          <text:p text:style-name="P675">BR243641353710X</text:p>
        </text:list-item>
        <text:list-item>
          <text:p text:style-name="P676">BR245473142746V</text:p>
        </text:list-item>
        <text:list-item>
          <text:p text:style-name="P677">BR247362198290B</text:p>
        </text:list-item>
        <text:list-item>
          <text:p text:style-name="P678">BR247619956934B</text:p>
        </text:list-item>
        <text:list-item>
          <text:p text:style-name="P679">BR246164770557A</text:p>
        </text:list-item>
        <text:list-item>
          <text:p text:style-name="P680">BR249089856611Z</text:p>
        </text:list-item>
        <text:list-item>
          <text:p text:style-name="P681">BR244583167873D</text:p>
        </text:list-item>
        <text:list-item>
          <text:p text:style-name="P682">BR2460312195622</text:p>
        </text:list-item>
        <text:list-item>
          <text:p text:style-name="P683">BR2491847400748</text:p>
        </text:list-item>
        <text:list-item>
          <text:p text:style-name="P684">BR2447768711432</text:p>
        </text:list-item>
        <text:list-item>
          <text:p text:style-name="P685">BR242900319567E</text:p>
        </text:list-item>
        <text:list-item>
          <text:p text:style-name="P686">BR2484377253171</text:p>
        </text:list-item>
        <text:list-item>
          <text:p text:style-name="P687">BR246292213075C</text:p>
        </text:list-item>
        <text:list-item>
          <text:p text:style-name="P688">BR244913943381Z</text:p>
        </text:list-item>
        <text:list-item>
          <text:p text:style-name="P689">BR243784038847K</text:p>
        </text:list-item>
        <text:list-item>
          <text:p text:style-name="P690">BR242884936154T</text:p>
        </text:list-item>
        <text:list-item>
          <text:p text:style-name="P691">BR246170154116D</text:p>
        </text:list-item>
        <text:list-item>
          <text:p text:style-name="P692">BR249491385592J</text:p>
        </text:list-item>
        <text:list-item>
          <text:p text:style-name="P693">BR242956974774I</text:p>
        </text:list-item>
        <text:list-item>
          <text:p text:style-name="P694">BR2479004955696</text:p>
        </text:list-item>
        <text:list-item>
          <text:p text:style-name="P695">BR243554623234G</text:p>
        </text:list-item>
        <text:list-item>
          <text:p text:style-name="P696">BR241132214826J</text:p>
        </text:list-item>
        <text:list-item>
          <text:p text:style-name="P697">BR242921426889I</text:p>
        </text:list-item>
        <text:list-item>
          <text:p text:style-name="P698">BR2419079384686</text:p>
        </text:list-item>
        <text:list-item>
          <text:p text:style-name="P699">BR243517969614D</text:p>
        </text:list-item>
        <text:list-item>
          <text:p text:style-name="P700">BR245700684653D</text:p>
        </text:list-item>
        <text:list-item>
          <text:p text:style-name="P701">BR249838750700B</text:p>
        </text:list-item>
        <text:list-item>
          <text:p text:style-name="P702">BR2443913702236</text:p>
        </text:list-item>
        <text:list-item>
          <text:p text:style-name="P703">BR249837725347O</text:p>
        </text:list-item>
        <text:list-item>
          <text:p text:style-name="P704">BR240053348251U</text:p>
        </text:list-item>
        <text:list-item>
          <text:p text:style-name="P705">BR247684476511E</text:p>
        </text:list-item>
        <text:list-item>
          <text:p text:style-name="P706">BR2422748751932</text:p>
        </text:list-item>
        <text:list-item>
          <text:p text:style-name="P707">BR249961833629T</text:p>
        </text:list-item>
        <text:list-item>
          <text:p text:style-name="P708">BR2444877391739</text:p>
        </text:list-item>
        <text:list-item>
          <text:p text:style-name="P709">BR2497750285095</text:p>
        </text:list-item>
        <text:list-item>
          <text:p text:style-name="P710">BR248149966254A</text:p>
        </text:list-item>
        <text:list-item>
          <text:p text:style-name="P711">BR2490370307483</text:p>
        </text:list-item>
        <text:list-item>
          <text:p text:style-name="P712">BR2475689657211</text:p>
        </text:list-item>
        <text:list-item>
          <text:p text:style-name="P713">BR243005019793U</text:p>
        </text:list-item>
        <text:list-item>
          <text:p text:style-name="P714">BR248143593944U</text:p>
        </text:list-item>
        <text:list-item>
          <text:p text:style-name="P715">BR240483366555S</text:p>
        </text:list-item>
        <text:list-item>
          <text:p text:style-name="P716">BR240382933036Z</text:p>
        </text:list-item>
        <text:list-item>
          <text:p text:style-name="P717">BR2427835155188</text:p>
        </text:list-item>
        <text:list-item>
          <text:p text:style-name="P718">BR2433504892470</text:p>
        </text:list-item>
        <text:list-item>
          <text:p text:style-name="P719">BR2431801696669</text:p>
        </text:list-item>
        <text:list-item>
          <text:p text:style-name="P720">BR243670868460C</text:p>
        </text:list-item>
        <text:list-item>
          <text:p text:style-name="P721">BR2432888140641</text:p>
        </text:list-item>
        <text:list-item>
          <text:p text:style-name="P722">BR246291211300T</text:p>
        </text:list-item>
        <text:list-item>
          <text:p text:style-name="P723">BR247859750512S</text:p>
        </text:list-item>
        <text:list-item>
          <text:p text:style-name="P724">BR240095808704Q</text:p>
        </text:list-item>
        <text:list-item>
          <text:p text:style-name="P725">BR242423993792T</text:p>
        </text:list-item>
        <text:list-item>
          <text:p text:style-name="P726">BR242103014710Z</text:p>
        </text:list-item>
        <text:list-item>
          <text:p text:style-name="P727">BR2477386259941</text:p>
        </text:list-item>
        <text:list-item>
          <text:p text:style-name="P728">BR247747097799X</text:p>
        </text:list-item>
        <text:list-item>
          <text:p text:style-name="P729">BR242127753421T</text:p>
        </text:list-item>
        <text:list-item>
          <text:p text:style-name="P730">BR245212621633V</text:p>
        </text:list-item>
        <text:list-item>
          <text:p text:style-name="P731">BR242501065404Z</text:p>
        </text:list-item>
        <text:list-item>
          <text:p text:style-name="P732">BR245851412010N</text:p>
        </text:list-item>
        <text:list-item>
          <text:p text:style-name="P733">BR247268359015V</text:p>
        </text:list-item>
        <text:list-item>
          <text:p text:style-name="P734">BR2419635100094</text:p>
        </text:list-item>
        <text:list-item>
          <text:p text:style-name="P735">BR2499089552591</text:p>
        </text:list-item>
        <text:list-item>
          <text:p text:style-name="P736">BR246118186078S</text:p>
        </text:list-item>
        <text:list-item>
          <text:p text:style-name="P737">BR243084888362C</text:p>
        </text:list-item>
        <text:list-item>
          <text:p text:style-name="P738">BR243403740160Y</text:p>
        </text:list-item>
        <text:list-item>
          <text:p text:style-name="P739">BR240830962480Z</text:p>
        </text:list-item>
        <text:list-item>
          <text:p text:style-name="P740">BR249792860681K</text:p>
        </text:list-item>
        <text:list-item>
          <text:p text:style-name="P741">BR248719947932A</text:p>
        </text:list-item>
        <text:list-item>
          <text:p text:style-name="P742">BR248947311399S</text:p>
        </text:list-item>
        <text:list-item>
          <text:p text:style-name="P743">BR2433893368159</text:p>
        </text:list-item>
        <text:list-item>
          <text:p text:style-name="P744">BR241522313863B</text:p>
        </text:list-item>
        <text:list-item>
          <text:p text:style-name="P745">BR242256546086X</text:p>
        </text:list-item>
        <text:list-item>
          <text:p text:style-name="P746">BR249297498004A</text:p>
        </text:list-item>
        <text:list-item>
          <text:p text:style-name="P747">BR241143465313R</text:p>
        </text:list-item>
        <text:list-item>
          <text:p text:style-name="P748">BR243101224420G</text:p>
        </text:list-item>
        <text:list-item>
          <text:p text:style-name="P749">BR2458303942444</text:p>
        </text:list-item>
        <text:list-item>
          <text:p text:style-name="P750">BR2467140503422</text:p>
        </text:list-item>
        <text:list-item>
          <text:p text:style-name="P751">BR249555425097R</text:p>
        </text:list-item>
        <text:list-item>
          <text:p text:style-name="P752">BR2482101432559</text:p>
        </text:list-item>
        <text:list-item>
          <text:p text:style-name="P753">BR2467525820313</text:p>
        </text:list-item>
        <text:list-item>
          <text:p text:style-name="P754">BR240983444616B</text:p>
        </text:list-item>
        <text:list-item>
          <text:p text:style-name="P755">BR242456188026A</text:p>
        </text:list-item>
        <text:list-item>
          <text:p text:style-name="P756">BR2408021225440</text:p>
        </text:list-item>
        <text:list-item>
          <text:p text:style-name="P757">BR2463138525370</text:p>
        </text:list-item>
        <text:list-item>
          <text:p text:style-name="P758">BR244806862603X</text:p>
        </text:list-item>
        <text:list-item>
          <text:p text:style-name="P759">BR245990388388W</text:p>
        </text:list-item>
        <text:list-item>
          <text:p text:style-name="P760">BR2482654908327</text:p>
        </text:list-item>
        <text:list-item>
          <text:p text:style-name="P761">BR2472912312324</text:p>
        </text:list-item>
        <text:list-item>
          <text:p text:style-name="P762">BR2493333042619</text:p>
        </text:list-item>
        <text:list-item>
          <text:p text:style-name="P763">BR244616220354C</text:p>
        </text:list-item>
        <text:list-item>
          <text:p text:style-name="P764">BR244731742620C</text:p>
        </text:list-item>
        <text:list-item>
          <text:p text:style-name="P765">BR248800049457E</text:p>
        </text:list-item>
        <text:list-item>
          <text:p text:style-name="P766">BR240155306751O</text:p>
        </text:list-item>
        <text:list-item>
          <text:p text:style-name="P767">BR2442069745018</text:p>
        </text:list-item>
        <text:list-item>
          <text:p text:style-name="P768">BR243523895869Y</text:p>
        </text:list-item>
        <text:list-item>
          <text:p text:style-name="P769">BR249203653982B</text:p>
        </text:list-item>
        <text:list-item>
          <text:p text:style-name="P770">BR240710704088J</text:p>
        </text:list-item>
        <text:list-item>
          <text:p text:style-name="P771">BR241746463068L</text:p>
        </text:list-item>
        <text:list-item>
          <text:p text:style-name="P772">BR249587487522K</text:p>
        </text:list-item>
        <text:list-item>
          <text:p text:style-name="P773">BR247596054931D</text:p>
        </text:list-item>
        <text:list-item>
          <text:p text:style-name="P774">BR245493455596K</text:p>
        </text:list-item>
        <text:list-item>
          <text:p text:style-name="P775">BR246655201650S</text:p>
        </text:list-item>
        <text:list-item>
          <text:p text:style-name="P776">BR246308668256L</text:p>
        </text:list-item>
        <text:list-item>
          <text:p text:style-name="P777">BR240498911245D</text:p>
        </text:list-item>
        <text:list-item>
          <text:p text:style-name="P778">BR2489407881611</text:p>
        </text:list-item>
        <text:list-item>
          <text:p text:style-name="P779">BR2438986956368</text:p>
        </text:list-item>
        <text:list-item>
          <text:p text:style-name="P780">BR2419460508843</text:p>
        </text:list-item>
        <text:list-item>
          <text:p text:style-name="P781">BR2468341182726</text:p>
        </text:list-item>
        <text:list-item>
          <text:p text:style-name="P782">BR247429420257E</text:p>
        </text:list-item>
        <text:list-item>
          <text:p text:style-name="P783">BR247339006400Q</text:p>
        </text:list-item>
        <text:list-item>
          <text:p text:style-name="P784">BR249439990353C</text:p>
        </text:list-item>
        <text:list-item>
          <text:p text:style-name="P785">BR2455808736957</text:p>
        </text:list-item>
        <text:list-item>
          <text:p text:style-name="P786">BR2461285192380</text:p>
        </text:list-item>
        <text:list-item>
          <text:p text:style-name="P787">BR2442382950243</text:p>
        </text:list-item>
        <text:list-item>
          <text:p text:style-name="P788">BR245494044279D</text:p>
        </text:list-item>
        <text:list-item>
          <text:p text:style-name="P789">BR2425382878020</text:p>
        </text:list-item>
        <text:list-item>
          <text:p text:style-name="P790">BR245567754800A</text:p>
        </text:list-item>
        <text:list-item>
          <text:p text:style-name="P791">BR2487087185869</text:p>
        </text:list-item>
        <text:list-item>
          <text:p text:style-name="P792">BR240529541077Z</text:p>
        </text:list-item>
        <text:list-item>
          <text:p text:style-name="P793">BR2484042106697</text:p>
        </text:list-item>
        <text:list-item>
          <text:p text:style-name="P794">BR249623010886F</text:p>
        </text:list-item>
        <text:list-item>
          <text:p text:style-name="P795">BR241405051178R</text:p>
        </text:list-item>
        <text:list-item>
          <text:p text:style-name="P796">BR2435671919076</text:p>
        </text:list-item>
        <text:list-item>
          <text:p text:style-name="P797">BR245293939082O</text:p>
        </text:list-item>
        <text:list-item>
          <text:p text:style-name="P798">BR248771246157T</text:p>
        </text:list-item>
        <text:list-item>
          <text:p text:style-name="P799">BR2484200645835</text:p>
        </text:list-item>
        <text:list-item>
          <text:p text:style-name="P800">BR247674619561F</text:p>
        </text:list-item>
        <text:list-item>
          <text:p text:style-name="P801">BR243318607534U</text:p>
        </text:list-item>
        <text:list-item>
          <text:p text:style-name="P802">BR2437118691906</text:p>
        </text:list-item>
        <text:list-item>
          <text:p text:style-name="P803">BR249491492529E</text:p>
        </text:list-item>
        <text:list-item>
          <text:p text:style-name="P804">BR2475442007521</text:p>
        </text:list-item>
        <text:list-item>
          <text:p text:style-name="P805">BR248952918151B</text:p>
        </text:list-item>
        <text:list-item>
          <text:p text:style-name="P806">BR248800916579C</text:p>
        </text:list-item>
        <text:list-item>
          <text:p text:style-name="P807">BR242010840837L</text:p>
        </text:list-item>
        <text:list-item>
          <text:p text:style-name="P808">BR2484720330491</text:p>
        </text:list-item>
        <text:list-item>
          <text:p text:style-name="P809">BR249233131032B</text:p>
        </text:list-item>
        <text:list-item>
          <text:p text:style-name="P810">BR2454795420275</text:p>
        </text:list-item>
        <text:list-item>
          <text:p text:style-name="P811">BR2446000991098</text:p>
        </text:list-item>
        <text:list-item>
          <text:p text:style-name="P812">BR2410135284124</text:p>
        </text:list-item>
        <text:list-item>
          <text:p text:style-name="P813">BR241702520954Y</text:p>
        </text:list-item>
        <text:list-item>
          <text:p text:style-name="P814">BR2426332594548</text:p>
        </text:list-item>
        <text:list-item>
          <text:p text:style-name="P815">BR2498760061459</text:p>
        </text:list-item>
        <text:list-item>
          <text:p text:style-name="P816">BR246330046335W</text:p>
        </text:list-item>
        <text:list-item>
          <text:p text:style-name="P817">BR2403952319823</text:p>
        </text:list-item>
        <text:list-item>
          <text:p text:style-name="P818">BR2432528903685</text:p>
        </text:list-item>
        <text:list-item>
          <text:p text:style-name="P819">BR2414900420913</text:p>
        </text:list-item>
        <text:list-item>
          <text:p text:style-name="P820">BR240604601183P</text:p>
        </text:list-item>
        <text:list-item>
          <text:p text:style-name="P821">BR241236995327F</text:p>
        </text:list-item>
        <text:list-item>
          <text:p text:style-name="P822">BR244411922540O</text:p>
        </text:list-item>
        <text:list-item>
          <text:p text:style-name="P823">BR2453821138968</text:p>
        </text:list-item>
        <text:list-item>
          <text:p text:style-name="P824">BR2464008628358</text:p>
        </text:list-item>
        <text:list-item>
          <text:p text:style-name="P825">BR2409016493989</text:p>
        </text:list-item>
        <text:list-item>
          <text:p text:style-name="P826">BR2429397065276</text:p>
        </text:list-item>
        <text:list-item>
          <text:p text:style-name="P827">BR2482229730386</text:p>
        </text:list-item>
        <text:list-item>
          <text:p text:style-name="P828">BR2448952137794</text:p>
        </text:list-item>
        <text:list-item>
          <text:p text:style-name="P829">BR2464785358344</text:p>
        </text:list-item>
        <text:list-item>
          <text:p text:style-name="P830">BR248745072340L</text:p>
        </text:list-item>
        <text:list-item>
          <text:p text:style-name="P831">BR243247255894Y</text:p>
        </text:list-item>
        <text:list-item>
          <text:p text:style-name="P832">BR2457886311449</text:p>
        </text:list-item>
        <text:list-item>
          <text:p text:style-name="P833">BR243798450186Q</text:p>
        </text:list-item>
        <text:list-item>
          <text:p text:style-name="P834">BR242327581458A</text:p>
        </text:list-item>
        <text:list-item>
          <text:p text:style-name="P835">BR2413155196109</text:p>
        </text:list-item>
        <text:list-item>
          <text:p text:style-name="P836">BR2492863505129</text:p>
        </text:list-item>
        <text:list-item>
          <text:p text:style-name="P837">BR2477466095147</text:p>
        </text:list-item>
        <text:list-item>
          <text:p text:style-name="P838">BR244376858462G</text:p>
        </text:list-item>
        <text:list-item>
          <text:p text:style-name="P839">BR2426445174429</text:p>
        </text:list-item>
        <text:list-item>
          <text:p text:style-name="P840">BR244840310636D</text:p>
        </text:list-item>
        <text:list-item>
          <text:p text:style-name="P841">BR245061994955K</text:p>
        </text:list-item>
        <text:list-item>
          <text:p text:style-name="P842">BR2460469099796</text:p>
        </text:list-item>
        <text:list-item>
          <text:p text:style-name="P843">BR2427185634290</text:p>
        </text:list-item>
        <text:list-item>
          <text:p text:style-name="P844">BR2431977374316</text:p>
        </text:list-item>
        <text:list-item>
          <text:p text:style-name="P845">BR2431327354892</text:p>
        </text:list-item>
        <text:list-item>
          <text:p text:style-name="P846">BR244466287709B</text:p>
        </text:list-item>
        <text:list-item>
          <text:p text:style-name="P847">BR249404959600K</text:p>
        </text:list-item>
        <text:list-item>
          <text:p text:style-name="P848">BR2457843011711</text:p>
        </text:list-item>
        <text:list-item>
          <text:p text:style-name="P849">BR243428353745B</text:p>
        </text:list-item>
        <text:list-item>
          <text:p text:style-name="P850">BR2430457376177</text:p>
        </text:list-item>
        <text:list-item>
          <text:p text:style-name="P851">BR2457479485458</text:p>
        </text:list-item>
        <text:list-item>
          <text:p text:style-name="P852">BR240630835595F</text:p>
        </text:list-item>
        <text:list-item>
          <text:p text:style-name="P853">BR244635632877P</text:p>
        </text:list-item>
        <text:list-item>
          <text:p text:style-name="P854">BR243181705669E</text:p>
        </text:list-item>
        <text:list-item>
          <text:p text:style-name="P855">BR247627598505P</text:p>
        </text:list-item>
        <text:list-item>
          <text:p text:style-name="P856">BR249884492537S</text:p>
        </text:list-item>
        <text:list-item>
          <text:p text:style-name="P857">BR241417549753X</text:p>
        </text:list-item>
        <text:list-item>
          <text:p text:style-name="P858">BR2475153957214</text:p>
        </text:list-item>
        <text:list-item>
          <text:p text:style-name="P859">BR2405407367889</text:p>
        </text:list-item>
        <text:list-item>
          <text:p text:style-name="P860">BR247745459529F</text:p>
        </text:list-item>
        <text:list-item>
          <text:p text:style-name="P861">BR2405251837635</text:p>
        </text:list-item>
        <text:list-item>
          <text:p text:style-name="P862">BR2426440335331</text:p>
        </text:list-item>
        <text:list-item>
          <text:p text:style-name="P863">BR2441236641173</text:p>
        </text:list-item>
        <text:list-item>
          <text:p text:style-name="P864">BR2443073159827</text:p>
        </text:list-item>
        <text:list-item>
          <text:p text:style-name="P865">BR2408267206745</text:p>
        </text:list-item>
        <text:list-item>
          <text:p text:style-name="P866">BR241953742968X</text:p>
        </text:list-item>
        <text:list-item>
          <text:p text:style-name="P867">BR249604818369H</text:p>
        </text:list-item>
        <text:list-item>
          <text:p text:style-name="P868">BR247830964815Z</text:p>
        </text:list-item>
        <text:list-item>
          <text:p text:style-name="P869">BR248573283943N</text:p>
        </text:list-item>
        <text:list-item>
          <text:p text:style-name="P870">BR246359695531F</text:p>
        </text:list-item>
        <text:list-item>
          <text:p text:style-name="P871">BR240643239631B</text:p>
        </text:list-item>
        <text:list-item>
          <text:p text:style-name="P872">BR2407675925787</text:p>
        </text:list-item>
        <text:list-item>
          <text:p text:style-name="P873">BR243783288677J</text:p>
        </text:list-item>
        <text:list-item>
          <text:p text:style-name="P874">BR2465383552908</text:p>
        </text:list-item>
        <text:list-item>
          <text:p text:style-name="P875">BR247185149239B</text:p>
        </text:list-item>
        <text:list-item>
          <text:p text:style-name="P876">BR245546040089E</text:p>
        </text:list-item>
        <text:list-item>
          <text:p text:style-name="P877">BR248621570295R</text:p>
        </text:list-item>
        <text:list-item>
          <text:p text:style-name="P878">BR2453213537141</text:p>
        </text:list-item>
        <text:list-item>
          <text:p text:style-name="P879">BR248697562831Q</text:p>
        </text:list-item>
        <text:list-item>
          <text:p text:style-name="P880">BR240577650968C</text:p>
        </text:list-item>
        <text:list-item>
          <text:p text:style-name="P881">BR242696300264N</text:p>
        </text:list-item>
        <text:list-item>
          <text:p text:style-name="P882">BR241645144858C</text:p>
        </text:list-item>
        <text:list-item>
          <text:p text:style-name="P883">BR245213169078P</text:p>
        </text:list-item>
        <text:list-item>
          <text:p text:style-name="P884">BR2423950692134</text:p>
        </text:list-item>
        <text:list-item>
          <text:p text:style-name="P885">BR2449472578913</text:p>
        </text:list-item>
        <text:list-item>
          <text:p text:style-name="P886">BR2489341525355</text:p>
        </text:list-item>
        <text:list-item>
          <text:p text:style-name="P887">BR2465180138766</text:p>
        </text:list-item>
        <text:list-item>
          <text:p text:style-name="P888">BR240006010731V</text:p>
        </text:list-item>
        <text:list-item>
          <text:p text:style-name="P889">BR2418269497020</text:p>
        </text:list-item>
        <text:list-item>
          <text:p text:style-name="P890">BR242221439764J</text:p>
        </text:list-item>
        <text:list-item>
          <text:p text:style-name="P891">BR248848864119L</text:p>
        </text:list-item>
        <text:list-item>
          <text:p text:style-name="P892">BR2403567237295</text:p>
        </text:list-item>
        <text:list-item>
          <text:p text:style-name="P893">BR2433391169250</text:p>
        </text:list-item>
        <text:list-item>
          <text:p text:style-name="P894">BR243686045616V</text:p>
        </text:list-item>
        <text:list-item>
          <text:p text:style-name="P895">BR241948305290H</text:p>
        </text:list-item>
        <text:list-item>
          <text:p text:style-name="P896">BR2489978091117</text:p>
        </text:list-item>
        <text:list-item>
          <text:p text:style-name="P897">BR243358531789N</text:p>
        </text:list-item>
        <text:list-item>
          <text:p text:style-name="P898">BR242814769311I</text:p>
        </text:list-item>
        <text:list-item>
          <text:p text:style-name="P899">BR242720658278A</text:p>
        </text:list-item>
        <text:list-item>
          <text:p text:style-name="P900">BR242463412672X</text:p>
        </text:list-item>
        <text:list-item>
          <text:p text:style-name="P901">BR241750752835E</text:p>
        </text:list-item>
        <text:list-item>
          <text:p text:style-name="P902">BR245077156734A</text:p>
        </text:list-item>
        <text:list-item>
          <text:p text:style-name="P903">BR2472238760059</text:p>
        </text:list-item>
        <text:list-item>
          <text:p text:style-name="P904">BR246968754262D</text:p>
        </text:list-item>
        <text:list-item>
          <text:p text:style-name="P905">BR245406568110I</text:p>
        </text:list-item>
        <text:list-item>
          <text:p text:style-name="P906">BR249098071251G</text:p>
        </text:list-item>
        <text:list-item>
          <text:p text:style-name="P907">BR2476574171932</text:p>
        </text:list-item>
        <text:list-item>
          <text:p text:style-name="P908">BR248577852194T</text:p>
        </text:list-item>
        <text:list-item>
          <text:p text:style-name="P909">BR2480475333236</text:p>
        </text:list-item>
        <text:list-item>
          <text:p text:style-name="P910">BR242201360371Q</text:p>
        </text:list-item>
        <text:list-item>
          <text:p text:style-name="P911">BR2469030860243</text:p>
        </text:list-item>
        <text:list-item>
          <text:p text:style-name="P912">BR246895187512W</text:p>
        </text:list-item>
        <text:list-item>
          <text:p text:style-name="P913">BR247118584837L</text:p>
        </text:list-item>
        <text:list-item>
          <text:p text:style-name="P914">BR249268825921Z</text:p>
        </text:list-item>
        <text:list-item>
          <text:p text:style-name="P915">BR2470375693427</text:p>
        </text:list-item>
        <text:list-item>
          <text:p text:style-name="P916">BR2456077019652</text:p>
        </text:list-item>
        <text:list-item>
          <text:p text:style-name="P917">BR2420376831266</text:p>
        </text:list-item>
        <text:list-item>
          <text:p text:style-name="P918">BR241552007409A</text:p>
        </text:list-item>
        <text:list-item>
          <text:p text:style-name="P919">BR246772433880A</text:p>
        </text:list-item>
        <text:list-item>
          <text:p text:style-name="P920">BR2496421892059</text:p>
        </text:list-item>
        <text:list-item>
          <text:p text:style-name="P921">BR2433403619895</text:p>
        </text:list-item>
        <text:list-item>
          <text:p text:style-name="P922">BR2457410879697</text:p>
        </text:list-item>
        <text:list-item>
          <text:p text:style-name="P923"><text:span text:style-name="T924">BR2442980577632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5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38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38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5T19:10:00Z</meta:creation-date>
    <dc:date>2024-07-05T19:10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19" meta:word-count="1545" meta:character-count="9869" meta:row-count="69" meta:non-whitespace-character-count="8343"/>
  </office:meta>
</office:document-meta>
</file>